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9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>
      <style:table-cell-properties fo:border-bottom="none" fo:border-left="none" fo:border-right="none" fo:border-top="0.99pt solid #000000"/>
    </style:style>
    <style:style style:name="ce43" style:family="table-cell" style:parent-style-name="Pivot_20_Table_20_Value">
      <style:table-cell-properties fo:border-bottom="0.99pt solid #000000" fo:border-left="none" fo:border-right="none" fo:border-top="none"/>
    </style:style>
    <style:style style:name="ce44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>
      <style:table-cell-properties fo:border-bottom="none" fo:border-left="none" fo:border-right="0.99pt solid #000000" fo:border-top="none"/>
    </style:style>
    <style:style style:name="ce4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1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Default" style:data-style-name="N111"/>
    <style:style style:name="ce75" style:family="table-cell" style:parent-style-name="Default" style:data-style-name="N111"/>
    <style:style style:name="ce76" style:family="table-cell" style:parent-style-name="Default" style:data-style-name="N111"/>
    <style:style style:name="ce77" style:family="table-cell" style:parent-style-name="Pivot_20_Table_20_Result" style:data-style-name="N111"/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tionalite_peri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1</text:p>
          </table:table-cell>
          <table:table-cell office:value-type="string" calcext:value-type="string">
            <text:p>nationalite</text:p>
          </table:table-cell>
          <table:table-cell office:value-type="string" calcext:value-type="string">
            <text:p>periode</text:p>
          </table:table-cell>
        </table:table-row>
        <table:table-row table:style-name="ro1">
          <table:table-cell office:value-type="string" calcext:value-type="string">
            <text:p>http://dbpedia.org/resource/Caroline_Herschel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Benjamin_Banneker</text:p>
          </table:table-cell>
          <table:table-cell office:value-type="string" calcext:value-type="string">
            <text:p>Americ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Bonaventura_Cavalieri</text:p>
          </table:table-cell>
          <table:table-cell office:value-type="string" calcext:value-type="string">
            <text:p>Itali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rus_Plancius</text:p>
          </table:table-cell>
          <table:table-cell office:value-type="string" calcext:value-type="string">
            <text:p>Dut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iovanni_Domenico_Cassi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iuseppe_Piazz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tonio_de_Ullo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Simon_Marius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ycho_Brahe</text:p>
          </table:table-cell>
          <table:table-cell office:value-type="string" calcext:value-type="string">
            <text:p>Danis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Alexis_Bouvard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Heinrich_Wilhelm_Matthias_Olbers</text:p>
          </table:table-cell>
          <table:table-cell office:value-type="string" calcext:value-type="string">
            <text:p>Germ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Baptiste_Joseph_Delambr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Daniel_Titi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Elert_Bode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Heinrich_Lambert</text:p>
          </table:table-cell>
          <table:table-cell office:value-type="string" calcext:value-type="string">
            <text:p>Swiss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n_Goodricke</text:p>
          </table:table-cell>
          <table:table-cell office:value-type="string" calcext:value-type="string">
            <text:p>Engl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ohn_Michell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érôme_Laland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-Simon_Laplac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ierre_Méchain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evil_Maskelyne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Ole_Rømer</text:p>
          </table:table-cell>
          <table:table-cell office:value-type="string" calcext:value-type="string">
            <text:p>D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ichard_Mead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Robert_Fludd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ristopher_Heydo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erolamo_Cardano</text:p>
          </table:table-cell>
          <table:table-cell office:value-type="string" calcext:value-type="string">
            <text:p>Itali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Simon_Forman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Peter_Agricola</text:p>
          </table:table-cell>
          <table:table-cell office:value-type="string" calcext:value-type="string">
            <text:p>German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Matteo_Tafuri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Anne_Turner_(murderer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Joseph-Nicolas_Delis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uan_Caramuel_y_Lobkowitz</text:p>
          </table:table-cell>
          <table:table-cell office:value-type="string" calcext:value-type="string">
            <text:p>Span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aul_Guldin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ichard_Townele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Vincentio_Reinier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William_Crabtree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ristfried_Kirch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ndré-Jacques_Garnerin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Leonardo_Ximenes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Shizuki_Tadao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ugust_Nathanael_Grischow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xis_Claira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nders_Johan_Lexell</text:p>
          </table:table-cell>
          <table:table-cell office:value-type="string" calcext:value-type="string">
            <text:p>Swed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Edme-Sébastien_Jeaura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Nicole-Reine_Lepaut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ans_Momsen</text:p>
          </table:table-cell>
          <table:table-cell office:value-type="string" calcext:value-type="string">
            <text:p>D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Henry_Briggs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Inō_Tadataka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Ismaël_Bullialdus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ean-Jacques_d'Ortous_de_Maira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ean_Picard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ann_Wilhelm_Wagner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Kaspar_Uttenhof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Takahashi_Yoshitoki</text:p>
          </table:table-cell>
          <table:table-cell office:value-type="string" calcext:value-type="string">
            <text:p>Japanese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Niccolò_Cacciatore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Vincenzo_Vivian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Pieter_de_Graeff</text:p>
          </table:table-cell>
          <table:table-cell office:value-type="string" calcext:value-type="string">
            <text:p>Dut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Robert_Smith_(mathematician)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amuel_von_Pufendorf</text:p>
          </table:table-cell>
          <table:table-cell office:value-type="string" calcext:value-type="string">
            <text:p>Germ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Scipione_del_Ferro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Benjamin_Bramer</text:p>
          </table:table-cell>
          <table:table-cell office:value-type="string" calcext:value-type="string">
            <text:p>German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Honoré_Fabri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hn_Pell_(mathematician)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Jorge_Juan_y_Santacilia</text:p>
          </table:table-cell>
          <table:table-cell office:value-type="string" calcext:value-type="string">
            <text:p>Span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Peter_Nicholson_(architect)</text:p>
          </table:table-cell>
          <table:table-cell office:value-type="string" calcext:value-type="string">
            <text:p>Engl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Petrus_Ryff</text:p>
          </table:table-cell>
          <table:table-cell office:value-type="string" calcext:value-type="string">
            <text:p>Swiss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René_Descartes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Charles_Marie_de_La_Condamine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Vincenzo_Brunacci</text:p>
          </table:table-cell>
          <table:table-cell office:value-type="string" calcext:value-type="string">
            <text:p>Italian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hristian_Kramp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Claude_Gaspar_Bachet_de_Méziriac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Ehrenfried_Walther_von_Tschirnhaus</text:p>
          </table:table-cell>
          <table:table-cell office:value-type="string" calcext:value-type="string">
            <text:p>Germ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z_Aepinus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Gaspard_de_Prony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Thomas_Knowlton</text:p>
          </table:table-cell>
          <table:table-cell office:value-type="string" calcext:value-type="string">
            <text:p>Americ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aniel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Louis_François_Antoine_Arbogast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Étienne_Bézou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enceslaus_Johann_Gustav_Karsten</text:p>
          </table:table-cell>
          <table:table-cell office:value-type="string" calcext:value-type="string">
            <text:p>Germ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William_Whiston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drien-Marie_Legendre</text:p>
          </table:table-cell>
          <table:table-cell office:value-type="string" calcext:value-type="string">
            <text:p>Frenc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Aida_Yasuaki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Alessandro_Galile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Francis_Willughby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Gregorio_Fontana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ob_Roggeveen</text:p>
          </table:table-cell>
          <table:table-cell office:value-type="string" calcext:value-type="string">
            <text:p>Dut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opo_Riccat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acques_Charles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acques_Ozanam</text:p>
          </table:table-cell>
          <table:table-cell office:value-type="string" calcext:value-type="string">
            <text:p>Frenc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Charles_Hutton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omenico_Guglielmin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aria_Gaetana_Agnesi</text:p>
          </table:table-cell>
          <table:table-cell office:value-type="string" calcext:value-type="string">
            <text:p>Italian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Michel_Rolle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Michelangelo_Ricci</text:p>
          </table:table-cell>
          <table:table-cell office:value-type="string" calcext:value-type="string">
            <text:p>Italian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Ole_Worm</text:p>
          </table:table-cell>
          <table:table-cell office:value-type="string" calcext:value-type="string">
            <text:p>Dan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Samuel_Dunn_(mathematician)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nas_Moore</text:p>
          </table:table-cell>
          <table:table-cell office:value-type="string" calcext:value-type="string">
            <text:p>English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Estienne_de_La_Roche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Niccolò_Fontana_Tartaglia</text:p>
          </table:table-cell>
          <table:table-cell office:value-type="string" calcext:value-type="string">
            <text:p>Itali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Thomas_Postlethwaite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François_Viète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http://dbpedia.org/resource/Peter_Turner_(mathematician)</text:p>
          </table:table-cell>
          <table:table-cell office:value-type="string" calcext:value-type="string">
            <text:p>Englis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Michael_Stifel</text:p>
          </table:table-cell>
          <table:table-cell office:value-type="string" calcext:value-type="string">
            <text:p>German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http://dbpedia.org/resource/Pierre_Varignon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ébastien_Truchet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Ajima_Naonobu</text:p>
          </table:table-cell>
          <table:table-cell office:value-type="string" calcext:value-type="string">
            <text:p>Japanese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Daniel_Hay_du_Chastelet_de_Chambon</text:p>
          </table:table-cell>
          <table:table-cell office:value-type="string" calcext:value-type="string">
            <text:p>French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http://dbpedia.org/resource/Guillaume_de_l'Hôpital</text:p>
          </table:table-cell>
          <table:table-cell office:value-type="string" calcext:value-type="string">
            <text:p>Frenc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Carlo_Lodoli</text:p>
          </table:table-cell>
          <table:table-cell office:value-type="string" calcext:value-type="string">
            <text:p>Italian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Seki_Takakazu</text:p>
          </table:table-cell>
          <table:table-cell office:value-type="string" calcext:value-type="string">
            <text:p>Japanese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http://dbpedia.org/resource/Isaac_Milner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an-Robert_Argand</text:p>
          </table:table-cell>
          <table:table-cell office:value-type="string" calcext:value-type="string">
            <text:p>Swiss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Jean_le_Rond_d'Alembert</text:p>
          </table:table-cell>
          <table:table-cell office:value-type="string" calcext:value-type="string">
            <text:p>Frenc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esse_Ramsden</text:p>
          </table:table-cell>
          <table:table-cell office:value-type="string" calcext:value-type="string">
            <text:p>English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http://dbpedia.org/resource/Johann_Bernoulli</text:p>
          </table:table-cell>
          <table:table-cell office:value-type="string" calcext:value-type="string">
            <text:p>Swiss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Hadley</text:p>
          </table:table-cell>
          <table:table-cell office:value-type="string" calcext:value-type="string">
            <text:p>English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string" calcext:value-type="string">
            <text:p>http://dbpedia.org/resource/John_Leslie_(physicist)</text:p>
          </table:table-cell>
          <table:table-cell office:value-type="string" calcext:value-type="string">
            <text:p>English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http://dbpedia.org/resource/Oronce_Finé</text:p>
          </table:table-cell>
          <table:table-cell office:value-type="string" calcext:value-type="string">
            <text:p>French</text:p>
          </table:table-cell>
          <table:table-cell office:value-type="float" office:value="1451" calcext:value-type="float">
            <text:p>1451</text:p>
          </table:table-cell>
        </table:table-row>
      </table:table>
      <table:table table:name="Tableau de contingence" table:style-name="ta1">
        <table:table-column table:style-name="co4" table:default-cell-style-name="ce31"/>
        <table:table-column table:style-name="co4" table:default-cell-style-name="ce37"/>
        <table:table-column table:style-name="co4" table:number-columns-repeated="5" table:default-cell-style-name="Pivot_20_Table_20_Value"/>
        <table:table-column table:style-name="co4" table:default-cell-style-name="ce46"/>
        <table:table-column table:style-name="co4" table:default-cell-style-name="ce52"/>
        <table:table-row table:style-name="ro1">
          <table:table-cell table:style-name="ce28" office:value-type="string" calcext:value-type="string">
            <text:p>Count - periode</text:p>
          </table:table-cell>
          <table:table-cell table:style-name="ce34" office:value-type="string" calcext:value-type="string">
            <text:p>periode</text:p>
          </table:table-cell>
          <table:table-cell table:style-name="ce40" table:number-columns-repeated="6"/>
          <table:table-cell table:style-name="ce49"/>
        </table:table-row>
        <table:table-row table:style-name="ro1">
          <table:table-cell table:style-name="ce29" office:value-type="string" calcext:value-type="string">
            <text:p>nationalite</text:p>
          </table:table-cell>
          <table:table-cell table:style-name="ce35" office:value-type="float" office:value="1451" calcext:value-type="float">
            <text:p>1451</text:p>
          </table:table-cell>
          <table:table-cell table:style-name="ce41" office:value-type="float" office:value="1501" calcext:value-type="float">
            <text:p>1501</text:p>
          </table:table-cell>
          <table:table-cell table:style-name="ce41" office:value-type="float" office:value="1551" calcext:value-type="float">
            <text:p>1551</text:p>
          </table:table-cell>
          <table:table-cell table:style-name="ce41" office:value-type="float" office:value="1601" calcext:value-type="float">
            <text:p>1601</text:p>
          </table:table-cell>
          <table:table-cell table:style-name="ce41" office:value-type="float" office:value="1651" calcext:value-type="float">
            <text:p>1651</text:p>
          </table:table-cell>
          <table:table-cell table:style-name="ce41" office:value-type="float" office:value="1701" calcext:value-type="float">
            <text:p>1701</text:p>
          </table:table-cell>
          <table:table-cell table:style-name="ce41" office:value-type="float" office:value="1751" calcext:value-type="float">
            <text:p>1751</text:p>
          </table:table-cell>
          <table:table-cell table:style-name="ce50" office:value-type="string" calcext:value-type="string">
            <text:p>Total Result</text:p>
          </table:table-cell>
        </table:table-row>
        <table:table-row table:style-name="ro1">
          <table:table-cell table:style-name="ce30" office:value-type="string" calcext:value-type="string">
            <text:p>American</text:p>
          </table:table-cell>
          <table:table-cell table:style-name="ce36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5"/>
          <table:table-cell table:style-name="ce5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38"/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39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8" calcext:value-type="float">
            <text:p>38</text:p>
          </table:table-cell>
          <table:table-cell table:style-name="ce48" office:value-type="float" office:value="14" calcext:value-type="float">
            <text:p>14</text:p>
          </table:table-cell>
          <table:table-cell table:style-name="ce54" office:value-type="float" office:value="115" calcext:value-type="float">
            <text:p>115</text:p>
          </table:table-cell>
        </table:table-row>
      </table:table>
      <table:table table:name="Graphique" table:style-name="ta1">
        <table:shapes>
          <draw:frame draw:z-index="0" draw:style-name="gr1" draw:text-style-name="P1" svg:width="32.526cm" svg:height="18.295cm" svg:x="0.158cm" svg:y="6.658cm">
            <draw:object draw:notify-on-update-of-ranges="Graphique.B1:Graphique.H1 Graphique.A2:Graphique.A2 Graphique.B2:Graphique.H2 Graphique.A3:Graphique.A3 Graphique.B3:Graphique.H3 Graphique.A4:Graphique.A4 Graphique.B4:Graphique.H4 Graphique.A5:Graphique.A5 Graphique.B5:Graphique.H5 Graphique.A6:Graphique.A6 Graphique.B6:Graphique.H6 Graphique.A7:Graphique.A7 Graphique.B7:Graphique.H7 Graphique.A8:Graphique.A8 Graphique.B8:Graphique.H8 Graphique.A9:Graphique.A9 Graphique.B9:Graphique.H9 Graphique.A10:Graphique.A10 Graphique.B10:Graphique.H10 Graphique.A11:Graphique.A11 Graphique.B11:Graphique.H11 Graphique.A12:Graphique.A12 Graphique.B12:Graphique.H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5" table:default-cell-style-name="Pivot_20_Table_20_Value"/>
        <table:table-column table:style-name="co4" table:default-cell-style-name="ce19"/>
        <table:table-row table:style-name="ro1">
          <table:table-cell table:style-name="ce2" office:value-type="string" calcext:value-type="string">
            <text:p>nationalite</text:p>
          </table:table-cell>
          <table:table-cell table:style-name="ce7" office:value-type="float" office:value="1451" calcext:value-type="float">
            <text:p>1451</text:p>
          </table:table-cell>
          <table:table-cell table:style-name="ce14" office:value-type="float" office:value="1501" calcext:value-type="float">
            <text:p>1501</text:p>
          </table:table-cell>
          <table:table-cell table:style-name="ce14" office:value-type="float" office:value="1551" calcext:value-type="float">
            <text:p>1551</text:p>
          </table:table-cell>
          <table:table-cell table:style-name="ce14" office:value-type="float" office:value="1601" calcext:value-type="float">
            <text:p>1601</text:p>
          </table:table-cell>
          <table:table-cell table:style-name="ce14" office:value-type="float" office:value="1651" calcext:value-type="float">
            <text:p>1651</text:p>
          </table:table-cell>
          <table:table-cell table:style-name="ce14" office:value-type="float" office:value="1701" calcext:value-type="float">
            <text:p>1701</text:p>
          </table:table-cell>
          <table:table-cell table:style-name="ce14" office:value-type="float" office:value="1751" calcext:value-type="float">
            <text:p>1751</text:p>
          </table:table-cell>
        </table:table-row>
        <table:table-row table:style-name="ro1">
          <table:table-cell table:style-name="ce3" office:value-type="string" calcext:value-type="string">
            <text:p>American</text:p>
          </table:table-cell>
          <table:table-cell table:style-name="ce8"/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8"/>
        </table:table-row>
        <table:table-row table:style-name="ro1">
          <table:table-cell office:value-type="string" calcext:value-type="string">
            <text:p>Danish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tch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is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wedish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wiss</text:p>
          </table:table-cell>
          <table:table-cell table:style-name="ce10"/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</table:table-row>
      </table:table>
      <table:table table:name="Mesure des écarts" table:style-name="ta1">
        <table:table-column table:style-name="co4" table:default-cell-style-name="ce31"/>
        <table:table-column table:style-name="co4" table:number-columns-repeated="7" table:default-cell-style-name="Default"/>
        <table:table-column table:style-name="co4" table:default-cell-style-name="ce25"/>
        <table:table-row table:style-name="ro1">
          <table:table-cell table:style-name="ce1" office:value-type="string" calcext:value-type="string">
            <text:p>Count - periode</text:p>
          </table:table-cell>
          <table:table-cell table:style-name="ce6" office:value-type="string" calcext:value-type="string">
            <text:p>periode</text:p>
          </table:table-cell>
          <table:table-cell table:style-name="ce13" table:number-columns-repeated="6"/>
          <table:table-cell table:style-name="ce22"/>
        </table:table-row>
        <table:table-row table:style-name="ro1">
          <table:table-cell table:style-name="ce29" office:value-type="string" calcext:value-type="string">
            <text:p>nationalite</text:p>
          </table:table-cell>
          <table:table-cell table:style-name="ce35" office:value-type="float" office:value="1451" calcext:value-type="float">
            <text:p>1451</text:p>
          </table:table-cell>
          <table:table-cell table:style-name="ce41" office:value-type="float" office:value="1501" calcext:value-type="float">
            <text:p>1501</text:p>
          </table:table-cell>
          <table:table-cell table:style-name="ce41" office:value-type="float" office:value="1551" calcext:value-type="float">
            <text:p>1551</text:p>
          </table:table-cell>
          <table:table-cell table:style-name="ce41" office:value-type="float" office:value="1601" calcext:value-type="float">
            <text:p>1601</text:p>
          </table:table-cell>
          <table:table-cell table:style-name="ce41" office:value-type="float" office:value="1651" calcext:value-type="float">
            <text:p>1651</text:p>
          </table:table-cell>
          <table:table-cell table:style-name="ce41" office:value-type="float" office:value="1701" calcext:value-type="float">
            <text:p>1701</text:p>
          </table:table-cell>
          <table:table-cell table:style-name="ce41" office:value-type="float" office:value="1751" calcext:value-type="float">
            <text:p>1751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0" office:value-type="string" calcext:value-type="string">
            <text:p>American</text:p>
          </table:table-cell>
          <table:table-cell table:style-name="ce36"/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45"/>
          <table:table-cell table:style-name="ce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37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ce4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37"/>
          <table:table-cell table:style-name="Pivot_20_Table_20_Value"/>
          <table:table-cell table:number-columns-repeated="3"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ce4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37"/>
          <table:table-cell table:style-name="Pivot_20_Table_20_Value"/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5" calcext:value-type="float">
            <text:p>5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37" office:value-type="float" office:value="1" calcext:value-type="float">
            <text:p>1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46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37" office:value-type="float" office:value="1" calcext:value-type="float">
            <text:p>1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number-columns-repeated="3" table:style-name="Pivot_20_Table_20_Value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37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37"/>
          <table:table-cell table:style-name="Pivot_20_Table_20_Value" table:number-columns-repeated="2"/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ce4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37"/>
          <table:table-cell table:style-name="Pivot_20_Table_20_Value" table:number-columns-repeated="4"/>
          <table:table-cell table:style-name="Pivot_20_Table_20_Value" office:value-type="float" office:value="1" calcext:value-type="float">
            <text:p>1</text:p>
          </table:table-cell>
          <table:table-cell table:style-name="ce4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38"/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float" office:value="14" calcext:value-type="float">
            <text:p>14</text:p>
          </table:table-cell>
          <table:table-cell table:style-name="ce27" office:value-type="float" office:value="115" calcext:value-type="float">
            <text:p>115</text:p>
          </table:table-cell>
        </table:table-row>
        <table:table-row table:style-name="ro1" table:number-rows-repeated="3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33" office:value-type="string" calcext:value-type="string">
            <text:p>Situation d’indépendance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 office:value-type="string" calcext:value-type="string">
            <text:p>nationalite</text:p>
          </table:table-cell>
          <table:table-cell office:value-type="float" office:value="1451" calcext:value-type="float">
            <text:p>1451</text:p>
          </table:table-cell>
          <table:table-cell office:value-type="float" office:value="1501" calcext:value-type="float">
            <text:p>1501</text:p>
          </table:table-cell>
          <table:table-cell office:value-type="float" office:value="1551" calcext:value-type="float">
            <text:p>1551</text:p>
          </table:table-cell>
          <table:table-cell office:value-type="float" office:value="1601" calcext:value-type="float">
            <text:p>1601</text:p>
          </table:table-cell>
          <table:table-cell office:value-type="float" office:value="1651" calcext:value-type="float">
            <text:p>1651</text:p>
          </table:table-cell>
          <table:table-cell office:value-type="float" office:value="1701" calcext:value-type="float">
            <text:p>1701</text:p>
          </table:table-cell>
          <table:table-cell office:value-type="float" office:value="1751" calcext:value-type="float">
            <text:p>1751</text:p>
          </table:table-cell>
          <table:table-cell table:style-name="Default" office:value-type="string" calcext:value-type="string">
            <text:p>Total Result</text:p>
          </table:table-cell>
        </table:table-row>
        <table:table-row table:style-name="ro1">
          <table:table-cell table:style-name="ce30" office:value-type="string" calcext:value-type="string">
            <text:p>American</text:p>
          </table:table-cell>
          <table:table-cell table:style-name="ce12" table:formula="of:=[.$I21]*[.B$32]/[.$I$32]" office:value-type="float" office:value="0.0869565217391304" calcext:value-type="float">
            <text:p>0.1</text:p>
          </table:table-cell>
          <table:table-cell table:style-name="ce12" table:formula="of:=[.$I21]*[.C$32]/[.$I$32]" office:value-type="float" office:value="0.0695652173913043" calcext:value-type="float">
            <text:p>0.1</text:p>
          </table:table-cell>
          <table:table-cell table:style-name="ce12" table:formula="of:=[.$I21]*[.D$32]/[.$I$32]" office:value-type="float" office:value="0.295652173913043" calcext:value-type="float">
            <text:p>0.3</text:p>
          </table:table-cell>
          <table:table-cell table:style-name="ce12" table:formula="of:=[.$I21]*[.E$32]/[.$I$32]" office:value-type="float" office:value="0.31304347826087" calcext:value-type="float">
            <text:p>0.3</text:p>
          </table:table-cell>
          <table:table-cell table:style-name="ce12" table:formula="of:=[.$I21]*[.F$32]/[.$I$32]" office:value-type="float" office:value="0.330434782608696" calcext:value-type="float">
            <text:p>0.3</text:p>
          </table:table-cell>
          <table:table-cell table:style-name="ce12" table:formula="of:=[.$I21]*[.G$32]/[.$I$32]" office:value-type="float" office:value="0.660869565217391" calcext:value-type="float">
            <text:p>0.7</text:p>
          </table:table-cell>
          <table:table-cell table:style-name="ce12" table:formula="of:=[.$I21]*[.H$32]/[.$I$32]" office:value-type="float" office:value="0.243478260869565" calcext:value-type="float">
            <text:p>0.2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12" table:formula="of:=[.$I22]*[.B$32]/[.$I$32]" office:value-type="float" office:value="0.173913043478261" calcext:value-type="float">
            <text:p>0.2</text:p>
          </table:table-cell>
          <table:table-cell table:style-name="ce12" table:formula="of:=[.$I22]*[.C$32]/[.$I$32]" office:value-type="float" office:value="0.139130434782609" calcext:value-type="float">
            <text:p>0.1</text:p>
          </table:table-cell>
          <table:table-cell table:style-name="ce12" table:formula="of:=[.$I22]*[.D$32]/[.$I$32]" office:value-type="float" office:value="0.591304347826087" calcext:value-type="float">
            <text:p>0.6</text:p>
          </table:table-cell>
          <table:table-cell table:style-name="ce12" table:formula="of:=[.$I22]*[.E$32]/[.$I$32]" office:value-type="float" office:value="0.626086956521739" calcext:value-type="float">
            <text:p>0.6</text:p>
          </table:table-cell>
          <table:table-cell table:style-name="ce12" table:formula="of:=[.$I22]*[.F$32]/[.$I$32]" office:value-type="float" office:value="0.660869565217391" calcext:value-type="float">
            <text:p>0.7</text:p>
          </table:table-cell>
          <table:table-cell table:style-name="ce12" table:formula="of:=[.$I22]*[.G$32]/[.$I$32]" office:value-type="float" office:value="1.32173913043478" calcext:value-type="float">
            <text:p>1.3</text:p>
          </table:table-cell>
          <table:table-cell table:style-name="ce12" table:formula="of:=[.$I22]*[.H$32]/[.$I$32]" office:value-type="float" office:value="0.48695652173913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12" table:formula="of:=[.$I23]*[.B$32]/[.$I$32]" office:value-type="float" office:value="0.130434782608696" calcext:value-type="float">
            <text:p>0.1</text:p>
          </table:table-cell>
          <table:table-cell table:style-name="ce12" table:formula="of:=[.$I23]*[.C$32]/[.$I$32]" office:value-type="float" office:value="0.104347826086957" calcext:value-type="float">
            <text:p>0.1</text:p>
          </table:table-cell>
          <table:table-cell table:style-name="ce12" table:formula="of:=[.$I23]*[.D$32]/[.$I$32]" office:value-type="float" office:value="0.443478260869565" calcext:value-type="float">
            <text:p>0.4</text:p>
          </table:table-cell>
          <table:table-cell table:style-name="ce12" table:formula="of:=[.$I23]*[.E$32]/[.$I$32]" office:value-type="float" office:value="0.469565217391304" calcext:value-type="float">
            <text:p>0.5</text:p>
          </table:table-cell>
          <table:table-cell table:style-name="ce12" table:formula="of:=[.$I23]*[.F$32]/[.$I$32]" office:value-type="float" office:value="0.495652173913043" calcext:value-type="float">
            <text:p>0.5</text:p>
          </table:table-cell>
          <table:table-cell table:style-name="ce12" table:formula="of:=[.$I23]*[.G$32]/[.$I$32]" office:value-type="float" office:value="0.991304347826087" calcext:value-type="float">
            <text:p>1.0</text:p>
          </table:table-cell>
          <table:table-cell table:style-name="ce12" table:formula="of:=[.$I23]*[.H$32]/[.$I$32]" office:value-type="float" office:value="0.365217391304348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12" table:formula="of:=[.$I24]*[.B$32]/[.$I$32]" office:value-type="float" office:value="1" calcext:value-type="float">
            <text:p>1.0</text:p>
          </table:table-cell>
          <table:table-cell table:style-name="ce12" table:formula="of:=[.$I24]*[.C$32]/[.$I$32]" office:value-type="float" office:value="0.8" calcext:value-type="float">
            <text:p>0.8</text:p>
          </table:table-cell>
          <table:table-cell table:style-name="ce12" table:formula="of:=[.$I24]*[.D$32]/[.$I$32]" office:value-type="float" office:value="3.4" calcext:value-type="float">
            <text:p>3.4</text:p>
          </table:table-cell>
          <table:table-cell table:style-name="ce12" table:formula="of:=[.$I24]*[.E$32]/[.$I$32]" office:value-type="float" office:value="3.6" calcext:value-type="float">
            <text:p>3.6</text:p>
          </table:table-cell>
          <table:table-cell table:style-name="ce12" table:formula="of:=[.$I24]*[.F$32]/[.$I$32]" office:value-type="float" office:value="3.8" calcext:value-type="float">
            <text:p>3.8</text:p>
          </table:table-cell>
          <table:table-cell table:style-name="ce12" table:formula="of:=[.$I24]*[.G$32]/[.$I$32]" office:value-type="float" office:value="7.6" calcext:value-type="float">
            <text:p>7.6</text:p>
          </table:table-cell>
          <table:table-cell table:style-name="ce12" table:formula="of:=[.$I24]*[.H$32]/[.$I$32]" office:value-type="float" office:value="2.8" calcext:value-type="float">
            <text:p>2.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12" table:formula="of:=[.$I25]*[.B$32]/[.$I$32]" office:value-type="float" office:value="1.39130434782609" calcext:value-type="float">
            <text:p>1.4</text:p>
          </table:table-cell>
          <table:table-cell table:style-name="ce12" table:formula="of:=[.$I25]*[.C$32]/[.$I$32]" office:value-type="float" office:value="1.11304347826087" calcext:value-type="float">
            <text:p>1.1</text:p>
          </table:table-cell>
          <table:table-cell table:style-name="ce12" table:formula="of:=[.$I25]*[.D$32]/[.$I$32]" office:value-type="float" office:value="4.7304347826087" calcext:value-type="float">
            <text:p>4.7</text:p>
          </table:table-cell>
          <table:table-cell table:style-name="ce12" table:formula="of:=[.$I25]*[.E$32]/[.$I$32]" office:value-type="float" office:value="5.00869565217391" calcext:value-type="float">
            <text:p>5.0</text:p>
          </table:table-cell>
          <table:table-cell table:style-name="ce12" table:formula="of:=[.$I25]*[.F$32]/[.$I$32]" office:value-type="float" office:value="5.28695652173913" calcext:value-type="float">
            <text:p>5.3</text:p>
          </table:table-cell>
          <table:table-cell table:style-name="ce12" table:formula="of:=[.$I25]*[.G$32]/[.$I$32]" office:value-type="float" office:value="10.5739130434783" calcext:value-type="float">
            <text:p>10.6</text:p>
          </table:table-cell>
          <table:table-cell table:style-name="ce12" table:formula="of:=[.$I25]*[.H$32]/[.$I$32]" office:value-type="float" office:value="3.89565217391304" calcext:value-type="float">
            <text:p>3.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12" table:formula="of:=[.$I26]*[.B$32]/[.$I$32]" office:value-type="float" office:value="0.695652173913043" calcext:value-type="float">
            <text:p>0.7</text:p>
          </table:table-cell>
          <table:table-cell table:style-name="ce12" table:formula="of:=[.$I26]*[.C$32]/[.$I$32]" office:value-type="float" office:value="0.556521739130435" calcext:value-type="float">
            <text:p>0.6</text:p>
          </table:table-cell>
          <table:table-cell table:style-name="ce12" table:formula="of:=[.$I26]*[.D$32]/[.$I$32]" office:value-type="float" office:value="2.36521739130435" calcext:value-type="float">
            <text:p>2.4</text:p>
          </table:table-cell>
          <table:table-cell table:style-name="ce12" table:formula="of:=[.$I26]*[.E$32]/[.$I$32]" office:value-type="float" office:value="2.50434782608696" calcext:value-type="float">
            <text:p>2.5</text:p>
          </table:table-cell>
          <table:table-cell table:style-name="ce12" table:formula="of:=[.$I26]*[.F$32]/[.$I$32]" office:value-type="float" office:value="2.64347826086956" calcext:value-type="float">
            <text:p>2.6</text:p>
          </table:table-cell>
          <table:table-cell table:style-name="ce12" table:formula="of:=[.$I26]*[.G$32]/[.$I$32]" office:value-type="float" office:value="5.28695652173913" calcext:value-type="float">
            <text:p>5.3</text:p>
          </table:table-cell>
          <table:table-cell table:style-name="ce12" table:formula="of:=[.$I26]*[.H$32]/[.$I$32]" office:value-type="float" office:value="1.94782608695652" calcext:value-type="float">
            <text:p>1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12" table:formula="of:=[.$I27]*[.B$32]/[.$I$32]" office:value-type="float" office:value="0.826086956521739" calcext:value-type="float">
            <text:p>0.8</text:p>
          </table:table-cell>
          <table:table-cell table:style-name="ce12" table:formula="of:=[.$I27]*[.C$32]/[.$I$32]" office:value-type="float" office:value="0.660869565217391" calcext:value-type="float">
            <text:p>0.7</text:p>
          </table:table-cell>
          <table:table-cell table:style-name="ce12" table:formula="of:=[.$I27]*[.D$32]/[.$I$32]" office:value-type="float" office:value="2.80869565217391" calcext:value-type="float">
            <text:p>2.8</text:p>
          </table:table-cell>
          <table:table-cell table:style-name="ce12" table:formula="of:=[.$I27]*[.E$32]/[.$I$32]" office:value-type="float" office:value="2.97391304347826" calcext:value-type="float">
            <text:p>3.0</text:p>
          </table:table-cell>
          <table:table-cell table:style-name="ce12" table:formula="of:=[.$I27]*[.F$32]/[.$I$32]" office:value-type="float" office:value="3.13913043478261" calcext:value-type="float">
            <text:p>3.1</text:p>
          </table:table-cell>
          <table:table-cell table:style-name="ce12" table:formula="of:=[.$I27]*[.G$32]/[.$I$32]" office:value-type="float" office:value="6.27826086956522" calcext:value-type="float">
            <text:p>6.3</text:p>
          </table:table-cell>
          <table:table-cell table:style-name="ce12" table:formula="of:=[.$I27]*[.H$32]/[.$I$32]" office:value-type="float" office:value="2.31304347826087" calcext:value-type="float">
            <text:p>2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12" table:formula="of:=[.$I28]*[.B$32]/[.$I$32]" office:value-type="float" office:value="0.260869565217391" calcext:value-type="float">
            <text:p>0.3</text:p>
          </table:table-cell>
          <table:table-cell table:style-name="ce12" table:formula="of:=[.$I28]*[.C$32]/[.$I$32]" office:value-type="float" office:value="0.208695652173913" calcext:value-type="float">
            <text:p>0.2</text:p>
          </table:table-cell>
          <table:table-cell table:style-name="ce12" table:formula="of:=[.$I28]*[.D$32]/[.$I$32]" office:value-type="float" office:value="0.88695652173913" calcext:value-type="float">
            <text:p>0.9</text:p>
          </table:table-cell>
          <table:table-cell table:style-name="ce12" table:formula="of:=[.$I28]*[.E$32]/[.$I$32]" office:value-type="float" office:value="0.939130434782609" calcext:value-type="float">
            <text:p>0.9</text:p>
          </table:table-cell>
          <table:table-cell table:style-name="ce12" table:formula="of:=[.$I28]*[.F$32]/[.$I$32]" office:value-type="float" office:value="0.991304347826087" calcext:value-type="float">
            <text:p>1.0</text:p>
          </table:table-cell>
          <table:table-cell table:style-name="ce12" table:formula="of:=[.$I28]*[.G$32]/[.$I$32]" office:value-type="float" office:value="1.98260869565217" calcext:value-type="float">
            <text:p>2.0</text:p>
          </table:table-cell>
          <table:table-cell table:style-name="ce12" table:formula="of:=[.$I28]*[.H$32]/[.$I$32]" office:value-type="float" office:value="0.730434782608696" calcext:value-type="float">
            <text:p>0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12" table:formula="of:=[.$I29]*[.B$32]/[.$I$32]" office:value-type="float" office:value="0.130434782608696" calcext:value-type="float">
            <text:p>0.1</text:p>
          </table:table-cell>
          <table:table-cell table:style-name="ce12" table:formula="of:=[.$I29]*[.C$32]/[.$I$32]" office:value-type="float" office:value="0.104347826086957" calcext:value-type="float">
            <text:p>0.1</text:p>
          </table:table-cell>
          <table:table-cell table:style-name="ce12" table:formula="of:=[.$I29]*[.D$32]/[.$I$32]" office:value-type="float" office:value="0.443478260869565" calcext:value-type="float">
            <text:p>0.4</text:p>
          </table:table-cell>
          <table:table-cell table:style-name="ce12" table:formula="of:=[.$I29]*[.E$32]/[.$I$32]" office:value-type="float" office:value="0.469565217391304" calcext:value-type="float">
            <text:p>0.5</text:p>
          </table:table-cell>
          <table:table-cell table:style-name="ce12" table:formula="of:=[.$I29]*[.F$32]/[.$I$32]" office:value-type="float" office:value="0.495652173913043" calcext:value-type="float">
            <text:p>0.5</text:p>
          </table:table-cell>
          <table:table-cell table:style-name="ce12" table:formula="of:=[.$I29]*[.G$32]/[.$I$32]" office:value-type="float" office:value="0.991304347826087" calcext:value-type="float">
            <text:p>1.0</text:p>
          </table:table-cell>
          <table:table-cell table:style-name="ce12" table:formula="of:=[.$I29]*[.H$32]/[.$I$32]" office:value-type="float" office:value="0.365217391304348" calcext:value-type="float">
            <text:p>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12" table:formula="of:=[.$I30]*[.B$32]/[.$I$32]" office:value-type="float" office:value="0.0434782608695652" calcext:value-type="float">
            <text:p>0.0</text:p>
          </table:table-cell>
          <table:table-cell table:style-name="ce12" table:formula="of:=[.$I30]*[.C$32]/[.$I$32]" office:value-type="float" office:value="0.0347826086956522" calcext:value-type="float">
            <text:p>0.0</text:p>
          </table:table-cell>
          <table:table-cell table:style-name="ce12" table:formula="of:=[.$I30]*[.D$32]/[.$I$32]" office:value-type="float" office:value="0.147826086956522" calcext:value-type="float">
            <text:p>0.1</text:p>
          </table:table-cell>
          <table:table-cell table:style-name="ce12" table:formula="of:=[.$I30]*[.E$32]/[.$I$32]" office:value-type="float" office:value="0.156521739130435" calcext:value-type="float">
            <text:p>0.2</text:p>
          </table:table-cell>
          <table:table-cell table:style-name="ce12" table:formula="of:=[.$I30]*[.F$32]/[.$I$32]" office:value-type="float" office:value="0.165217391304348" calcext:value-type="float">
            <text:p>0.2</text:p>
          </table:table-cell>
          <table:table-cell table:style-name="ce12" table:formula="of:=[.$I30]*[.G$32]/[.$I$32]" office:value-type="float" office:value="0.330434782608696" calcext:value-type="float">
            <text:p>0.3</text:p>
          </table:table-cell>
          <table:table-cell table:style-name="ce12" table:formula="of:=[.$I30]*[.H$32]/[.$I$32]" office:value-type="float" office:value="0.121739130434783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12" table:formula="of:=[.$I31]*[.B$32]/[.$I$32]" office:value-type="float" office:value="0.260869565217391" calcext:value-type="float">
            <text:p>0.3</text:p>
          </table:table-cell>
          <table:table-cell table:style-name="ce12" table:formula="of:=[.$I31]*[.C$32]/[.$I$32]" office:value-type="float" office:value="0.208695652173913" calcext:value-type="float">
            <text:p>0.2</text:p>
          </table:table-cell>
          <table:table-cell table:style-name="ce12" table:formula="of:=[.$I31]*[.D$32]/[.$I$32]" office:value-type="float" office:value="0.88695652173913" calcext:value-type="float">
            <text:p>0.9</text:p>
          </table:table-cell>
          <table:table-cell table:style-name="ce12" table:formula="of:=[.$I31]*[.E$32]/[.$I$32]" office:value-type="float" office:value="0.939130434782609" calcext:value-type="float">
            <text:p>0.9</text:p>
          </table:table-cell>
          <table:table-cell table:style-name="ce12" table:formula="of:=[.$I31]*[.F$32]/[.$I$32]" office:value-type="float" office:value="0.991304347826087" calcext:value-type="float">
            <text:p>1.0</text:p>
          </table:table-cell>
          <table:table-cell table:style-name="ce12" table:formula="of:=[.$I31]*[.G$32]/[.$I$32]" office:value-type="float" office:value="1.98260869565217" calcext:value-type="float">
            <text:p>2.0</text:p>
          </table:table-cell>
          <table:table-cell table:style-name="ce12" table:formula="of:=[.$I31]*[.H$32]/[.$I$32]" office:value-type="float" office:value="0.730434782608696" calcext:value-type="float">
            <text:p>0.7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float" office:value="14" calcext:value-type="float">
            <text:p>14</text:p>
          </table:table-cell>
          <table:table-cell table:style-name="ce27" office:value-type="float" office:value="115" calcext:value-type="float">
            <text:p>115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33" office:value-type="string" calcext:value-type="string">
            <text:p>Ecart à la situation d’indépendance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 office:value-type="string" calcext:value-type="string">
            <text:p>nationalite</text:p>
          </table:table-cell>
          <table:table-cell office:value-type="float" office:value="1451" calcext:value-type="float">
            <text:p>1451</text:p>
          </table:table-cell>
          <table:table-cell office:value-type="float" office:value="1501" calcext:value-type="float">
            <text:p>1501</text:p>
          </table:table-cell>
          <table:table-cell office:value-type="float" office:value="1551" calcext:value-type="float">
            <text:p>1551</text:p>
          </table:table-cell>
          <table:table-cell office:value-type="float" office:value="1601" calcext:value-type="float">
            <text:p>1601</text:p>
          </table:table-cell>
          <table:table-cell office:value-type="float" office:value="1651" calcext:value-type="float">
            <text:p>1651</text:p>
          </table:table-cell>
          <table:table-cell office:value-type="float" office:value="1701" calcext:value-type="float">
            <text:p>1701</text:p>
          </table:table-cell>
          <table:table-cell office:value-type="float" office:value="1751" calcext:value-type="float">
            <text:p>1751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30" office:value-type="string" calcext:value-type="string">
            <text:p>American</text:p>
          </table:table-cell>
          <table:table-cell table:style-name="ce75" table:formula="of:=[.B3]-[.B21]" office:value-type="float" office:value="-0.0869565217391304" calcext:value-type="float">
            <text:p>-0.1</text:p>
          </table:table-cell>
          <table:table-cell table:style-name="ce75" table:formula="of:=[.C3]-[.C21]" office:value-type="float" office:value="-0.0695652173913043" calcext:value-type="float">
            <text:p>-0.1</text:p>
          </table:table-cell>
          <table:table-cell table:style-name="ce75" table:formula="of:=[.D3]-[.D21]" office:value-type="float" office:value="-0.295652173913043" calcext:value-type="float">
            <text:p>-0.3</text:p>
          </table:table-cell>
          <table:table-cell table:style-name="ce75" table:formula="of:=[.E3]-[.E21]" office:value-type="float" office:value="-0.31304347826087" calcext:value-type="float">
            <text:p>-0.3</text:p>
          </table:table-cell>
          <table:table-cell table:style-name="ce75" table:formula="of:=[.F3]-[.F21]" office:value-type="float" office:value="-0.330434782608696" calcext:value-type="float">
            <text:p>-0.3</text:p>
          </table:table-cell>
          <table:table-cell table:style-name="ce75" table:formula="of:=[.G3]-[.G21]" office:value-type="float" office:value="1.33913043478261" calcext:value-type="float">
            <text:p>1.3</text:p>
          </table:table-cell>
          <table:table-cell table:style-name="ce75" table:formula="of:=[.H3]-[.H21]" office:value-type="float" office:value="-0.243478260869565" calcext:value-type="float">
            <text:p>-0.2</text:p>
          </table:table-cell>
          <table:table-cell table:style-name="ce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75" table:formula="of:=[.B4]-[.B22]" office:value-type="float" office:value="-0.173913043478261" calcext:value-type="float">
            <text:p>-0.2</text:p>
          </table:table-cell>
          <table:table-cell table:style-name="ce75" table:formula="of:=[.C4]-[.C22]" office:value-type="float" office:value="0.860869565217391" calcext:value-type="float">
            <text:p>0.9</text:p>
          </table:table-cell>
          <table:table-cell table:style-name="ce75" table:formula="of:=[.D4]-[.D22]" office:value-type="float" office:value="0.408695652173913" calcext:value-type="float">
            <text:p>0.4</text:p>
          </table:table-cell>
          <table:table-cell table:style-name="ce75" table:formula="of:=[.E4]-[.E22]" office:value-type="float" office:value="0.373913043478261" calcext:value-type="float">
            <text:p>0.4</text:p>
          </table:table-cell>
          <table:table-cell table:style-name="ce75" table:formula="of:=[.F4]-[.F22]" office:value-type="float" office:value="-0.660869565217391" calcext:value-type="float">
            <text:p>-0.7</text:p>
          </table:table-cell>
          <table:table-cell table:style-name="ce75" table:formula="of:=[.G4]-[.G22]" office:value-type="float" office:value="-0.321739130434783" calcext:value-type="float">
            <text:p>-0.3</text:p>
          </table:table-cell>
          <table:table-cell table:style-name="ce75" table:formula="of:=[.H4]-[.H22]" office:value-type="float" office:value="-0.48695652173913" calcext:value-type="float">
            <text:p>-0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75" table:formula="of:=[.B5]-[.B23]" office:value-type="float" office:value="-0.130434782608696" calcext:value-type="float">
            <text:p>-0.1</text:p>
          </table:table-cell>
          <table:table-cell table:style-name="ce75" table:formula="of:=[.C5]-[.C23]" office:value-type="float" office:value="-0.104347826086957" calcext:value-type="float">
            <text:p>-0.1</text:p>
          </table:table-cell>
          <table:table-cell table:style-name="ce75" table:formula="of:=[.D5]-[.D23]" office:value-type="float" office:value="0.556521739130435" calcext:value-type="float">
            <text:p>0.6</text:p>
          </table:table-cell>
          <table:table-cell table:style-name="ce75" table:formula="of:=[.E5]-[.E23]" office:value-type="float" office:value="0.530434782608696" calcext:value-type="float">
            <text:p>0.5</text:p>
          </table:table-cell>
          <table:table-cell table:style-name="ce75" table:formula="of:=[.F5]-[.F23]" office:value-type="float" office:value="0.504347826086956" calcext:value-type="float">
            <text:p>0.5</text:p>
          </table:table-cell>
          <table:table-cell table:style-name="ce75" table:formula="of:=[.G5]-[.G23]" office:value-type="float" office:value="-0.991304347826087" calcext:value-type="float">
            <text:p>-1.0</text:p>
          </table:table-cell>
          <table:table-cell table:style-name="ce75" table:formula="of:=[.H5]-[.H23]" office:value-type="float" office:value="-0.365217391304348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75" table:formula="of:=[.B6]-[.B24]" office:value-type="float" office:value="-1" calcext:value-type="float">
            <text:p>-1.0</text:p>
          </table:table-cell>
          <table:table-cell table:style-name="ce75" table:formula="of:=[.C6]-[.C24]" office:value-type="float" office:value="-0.8" calcext:value-type="float">
            <text:p>-0.8</text:p>
          </table:table-cell>
          <table:table-cell table:style-name="ce75" table:formula="of:=[.D6]-[.D24]" office:value-type="float" office:value="2.6" calcext:value-type="float">
            <text:p>2.6</text:p>
          </table:table-cell>
          <table:table-cell table:style-name="ce75" table:formula="of:=[.E6]-[.E24]" office:value-type="float" office:value="1.4" calcext:value-type="float">
            <text:p>1.4</text:p>
          </table:table-cell>
          <table:table-cell table:style-name="ce75" table:formula="of:=[.F6]-[.F24]" office:value-type="float" office:value="-0.8" calcext:value-type="float">
            <text:p>-0.8</text:p>
          </table:table-cell>
          <table:table-cell table:style-name="ce75" table:formula="of:=[.G6]-[.G24]" office:value-type="float" office:value="-0.6" calcext:value-type="float">
            <text:p>-0.6</text:p>
          </table:table-cell>
          <table:table-cell table:style-name="ce75" table:formula="of:=[.H6]-[.H24]" office:value-type="float" office:value="-0.8" calcext:value-type="float">
            <text:p>-0.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75" table:formula="of:=[.B7]-[.B25]" office:value-type="float" office:value="-0.391304347826087" calcext:value-type="float">
            <text:p>-0.4</text:p>
          </table:table-cell>
          <table:table-cell table:style-name="ce75" table:formula="of:=[.C7]-[.C25]" office:value-type="float" office:value="-0.11304347826087" calcext:value-type="float">
            <text:p>-0.1</text:p>
          </table:table-cell>
          <table:table-cell table:style-name="ce75" table:formula="of:=[.D7]-[.D25]" office:value-type="float" office:value="-1.7304347826087" calcext:value-type="float">
            <text:p>-1.7</text:p>
          </table:table-cell>
          <table:table-cell table:style-name="ce75" table:formula="of:=[.E7]-[.E25]" office:value-type="float" office:value="-1.00869565217391" calcext:value-type="float">
            <text:p>-1.0</text:p>
          </table:table-cell>
          <table:table-cell table:style-name="ce75" table:formula="of:=[.F7]-[.F25]" office:value-type="float" office:value="0.71304347826087" calcext:value-type="float">
            <text:p>0.7</text:p>
          </table:table-cell>
          <table:table-cell table:style-name="ce75" table:formula="of:=[.G7]-[.G25]" office:value-type="float" office:value="0.42608695652174" calcext:value-type="float">
            <text:p>0.4</text:p>
          </table:table-cell>
          <table:table-cell table:style-name="ce75" table:formula="of:=[.H7]-[.H25]" office:value-type="float" office:value="2.10434782608696" calcext:value-type="float">
            <text:p>2.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75" table:formula="of:=[.B8]-[.B26]" office:value-type="float" office:value="0.304347826086957" calcext:value-type="float">
            <text:p>0.3</text:p>
          </table:table-cell>
          <table:table-cell table:style-name="ce75" table:formula="of:=[.C8]-[.C26]" office:value-type="float" office:value="0.443478260869565" calcext:value-type="float">
            <text:p>0.4</text:p>
          </table:table-cell>
          <table:table-cell table:style-name="ce75" table:formula="of:=[.D8]-[.D26]" office:value-type="float" office:value="0.634782608695652" calcext:value-type="float">
            <text:p>0.6</text:p>
          </table:table-cell>
          <table:table-cell table:style-name="ce75" table:formula="of:=[.E8]-[.E26]" office:value-type="float" office:value="-1.50434782608696" calcext:value-type="float">
            <text:p>-1.5</text:p>
          </table:table-cell>
          <table:table-cell table:style-name="ce75" table:formula="of:=[.F8]-[.F26]" office:value-type="float" office:value="0.356521739130435" calcext:value-type="float">
            <text:p>0.4</text:p>
          </table:table-cell>
          <table:table-cell table:style-name="ce75" table:formula="of:=[.G8]-[.G26]" office:value-type="float" office:value="0.71304347826087" calcext:value-type="float">
            <text:p>0.7</text:p>
          </table:table-cell>
          <table:table-cell table:style-name="ce75" table:formula="of:=[.H8]-[.H26]" office:value-type="float" office:value="-0.947826086956522" calcext:value-type="float">
            <text:p>-0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75" table:formula="of:=[.B9]-[.B27]" office:value-type="float" office:value="2.17391304347826" calcext:value-type="float">
            <text:p>2.2</text:p>
          </table:table-cell>
          <table:table-cell table:style-name="ce75" table:formula="of:=[.C9]-[.C27]" office:value-type="float" office:value="0.339130434782609" calcext:value-type="float">
            <text:p>0.3</text:p>
          </table:table-cell>
          <table:table-cell table:style-name="ce75" table:formula="of:=[.D9]-[.D27]" office:value-type="float" office:value="-1.80869565217391" calcext:value-type="float">
            <text:p>-1.8</text:p>
          </table:table-cell>
          <table:table-cell table:style-name="ce75" table:formula="of:=[.E9]-[.E27]" office:value-type="float" office:value="1.02608695652174" calcext:value-type="float">
            <text:p>1.0</text:p>
          </table:table-cell>
          <table:table-cell table:style-name="ce75" table:formula="of:=[.F9]-[.F27]" office:value-type="float" office:value="0.860869565217391" calcext:value-type="float">
            <text:p>0.9</text:p>
          </table:table-cell>
          <table:table-cell table:style-name="ce75" table:formula="of:=[.G9]-[.G27]" office:value-type="float" office:value="-2.27826086956522" calcext:value-type="float">
            <text:p>-2.3</text:p>
          </table:table-cell>
          <table:table-cell table:style-name="ce75" table:formula="of:=[.H9]-[.H27]" office:value-type="float" office:value="-0.31304347826087" calcext:value-type="float">
            <text:p>-0.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75" table:formula="of:=[.B10]-[.B28]" office:value-type="float" office:value="-0.260869565217391" calcext:value-type="float">
            <text:p>-0.3</text:p>
          </table:table-cell>
          <table:table-cell table:style-name="ce75" table:formula="of:=[.C10]-[.C28]" office:value-type="float" office:value="-0.208695652173913" calcext:value-type="float">
            <text:p>-0.2</text:p>
          </table:table-cell>
          <table:table-cell table:style-name="ce75" table:formula="of:=[.D10]-[.D28]" office:value-type="float" office:value="-0.88695652173913" calcext:value-type="float">
            <text:p>-0.9</text:p>
          </table:table-cell>
          <table:table-cell table:style-name="ce75" table:formula="of:=[.E10]-[.E28]" office:value-type="float" office:value="0.0608695652173913" calcext:value-type="float">
            <text:p>0.1</text:p>
          </table:table-cell>
          <table:table-cell table:style-name="ce75" table:formula="of:=[.F10]-[.F28]" office:value-type="float" office:value="-0.991304347826087" calcext:value-type="float">
            <text:p>-1.0</text:p>
          </table:table-cell>
          <table:table-cell table:style-name="ce75" table:formula="of:=[.G10]-[.G28]" office:value-type="float" office:value="1.01739130434783" calcext:value-type="float">
            <text:p>1.0</text:p>
          </table:table-cell>
          <table:table-cell table:style-name="ce75" table:formula="of:=[.H10]-[.H28]" office:value-type="float" office:value="1.2695652173913" calcext:value-type="float">
            <text:p>1.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75" table:formula="of:=[.B11]-[.B29]" office:value-type="float" office:value="-0.130434782608696" calcext:value-type="float">
            <text:p>-0.1</text:p>
          </table:table-cell>
          <table:table-cell table:style-name="ce75" table:formula="of:=[.C11]-[.C29]" office:value-type="float" office:value="-0.104347826086957" calcext:value-type="float">
            <text:p>-0.1</text:p>
          </table:table-cell>
          <table:table-cell table:style-name="ce75" table:formula="of:=[.D11]-[.D29]" office:value-type="float" office:value="-0.443478260869565" calcext:value-type="float">
            <text:p>-0.4</text:p>
          </table:table-cell>
          <table:table-cell table:style-name="ce75" table:formula="of:=[.E11]-[.E29]" office:value-type="float" office:value="0.530434782608696" calcext:value-type="float">
            <text:p>0.5</text:p>
          </table:table-cell>
          <table:table-cell table:style-name="ce75" table:formula="of:=[.F11]-[.F29]" office:value-type="float" office:value="-0.495652173913043" calcext:value-type="float">
            <text:p>-0.5</text:p>
          </table:table-cell>
          <table:table-cell table:style-name="ce75" table:formula="of:=[.G11]-[.G29]" office:value-type="float" office:value="1.00869565217391" calcext:value-type="float">
            <text:p>1.0</text:p>
          </table:table-cell>
          <table:table-cell table:style-name="ce75" table:formula="of:=[.H11]-[.H29]" office:value-type="float" office:value="-0.365217391304348" calcext:value-type="float">
            <text:p>-0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75" table:formula="of:=[.B12]-[.B30]" office:value-type="float" office:value="-0.0434782608695652" calcext:value-type="float">
            <text:p>0.0</text:p>
          </table:table-cell>
          <table:table-cell table:style-name="ce75" table:formula="of:=[.C12]-[.C30]" office:value-type="float" office:value="-0.0347826086956522" calcext:value-type="float">
            <text:p>0.0</text:p>
          </table:table-cell>
          <table:table-cell table:style-name="ce75" table:formula="of:=[.D12]-[.D30]" office:value-type="float" office:value="-0.147826086956522" calcext:value-type="float">
            <text:p>-0.1</text:p>
          </table:table-cell>
          <table:table-cell table:style-name="ce75" table:formula="of:=[.E12]-[.E30]" office:value-type="float" office:value="-0.156521739130435" calcext:value-type="float">
            <text:p>-0.2</text:p>
          </table:table-cell>
          <table:table-cell table:style-name="ce75" table:formula="of:=[.F12]-[.F30]" office:value-type="float" office:value="-0.165217391304348" calcext:value-type="float">
            <text:p>-0.2</text:p>
          </table:table-cell>
          <table:table-cell table:style-name="ce75" table:formula="of:=[.G12]-[.G30]" office:value-type="float" office:value="0.669565217391304" calcext:value-type="float">
            <text:p>0.7</text:p>
          </table:table-cell>
          <table:table-cell table:style-name="ce75" table:formula="of:=[.H12]-[.H30]" office:value-type="float" office:value="-0.121739130434783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75" table:formula="of:=[.B13]-[.B31]" office:value-type="float" office:value="-0.260869565217391" calcext:value-type="float">
            <text:p>-0.3</text:p>
          </table:table-cell>
          <table:table-cell table:style-name="ce75" table:formula="of:=[.C13]-[.C31]" office:value-type="float" office:value="-0.208695652173913" calcext:value-type="float">
            <text:p>-0.2</text:p>
          </table:table-cell>
          <table:table-cell table:style-name="ce75" table:formula="of:=[.D13]-[.D31]" office:value-type="float" office:value="1.11304347826087" calcext:value-type="float">
            <text:p>1.1</text:p>
          </table:table-cell>
          <table:table-cell table:style-name="ce75" table:formula="of:=[.E13]-[.E31]" office:value-type="float" office:value="-0.939130434782609" calcext:value-type="float">
            <text:p>-0.9</text:p>
          </table:table-cell>
          <table:table-cell table:style-name="ce75" table:formula="of:=[.F13]-[.F31]" office:value-type="float" office:value="1.00869565217391" calcext:value-type="float">
            <text:p>1.0</text:p>
          </table:table-cell>
          <table:table-cell table:style-name="ce75" table:formula="of:=[.G13]-[.G31]" office:value-type="float" office:value="-0.982608695652174" calcext:value-type="float">
            <text:p>-1.0</text:p>
          </table:table-cell>
          <table:table-cell table:style-name="ce75" table:formula="of:=[.H13]-[.H31]" office:value-type="float" office:value="0.269565217391304" calcext:value-type="float">
            <text:p>0.3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1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8" calcext:value-type="float">
            <text:p>38</text:p>
          </table:table-cell>
          <table:table-cell table:style-name="ce21" office:value-type="float" office:value="14" calcext:value-type="float">
            <text:p>14</text:p>
          </table:table-cell>
          <table:table-cell table:style-name="ce27" office:value-type="float" office:value="115" calcext:value-type="float">
            <text:p>115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33" office:value-type="string" calcext:value-type="string">
            <text:p>Ecart pondéré (chi-2)</text:p>
          </table:table-cell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 office:value-type="string" calcext:value-type="string">
            <text:p>nationalite</text:p>
          </table:table-cell>
          <table:table-cell office:value-type="float" office:value="1451" calcext:value-type="float">
            <text:p>1451</text:p>
          </table:table-cell>
          <table:table-cell office:value-type="float" office:value="1501" calcext:value-type="float">
            <text:p>1501</text:p>
          </table:table-cell>
          <table:table-cell office:value-type="float" office:value="1551" calcext:value-type="float">
            <text:p>1551</text:p>
          </table:table-cell>
          <table:table-cell office:value-type="float" office:value="1601" calcext:value-type="float">
            <text:p>1601</text:p>
          </table:table-cell>
          <table:table-cell office:value-type="float" office:value="1651" calcext:value-type="float">
            <text:p>1651</text:p>
          </table:table-cell>
          <table:table-cell office:value-type="float" office:value="1701" calcext:value-type="float">
            <text:p>1701</text:p>
          </table:table-cell>
          <table:table-cell office:value-type="float" office:value="1751" calcext:value-type="float">
            <text:p>1751</text:p>
          </table:table-cell>
          <table:table-cell table:style-name="Default" office:value-type="string" calcext:value-type="string">
            <text:p>Total Ecart</text:p>
          </table:table-cell>
        </table:table-row>
        <table:table-row table:style-name="ro1">
          <table:table-cell table:style-name="ce30" office:value-type="string" calcext:value-type="string">
            <text:p>American</text:p>
          </table:table-cell>
          <table:table-cell table:style-name="ce76" table:formula="of:=([.B3]-[.B21])^2/[.B21]" office:value-type="float" office:value="0.0869565217391304" calcext:value-type="float">
            <text:p>0.1</text:p>
          </table:table-cell>
          <table:table-cell table:style-name="ce76" table:formula="of:=([.C3]-[.C21])^2/[.C21]" office:value-type="float" office:value="0.0695652173913043" calcext:value-type="float">
            <text:p>0.1</text:p>
          </table:table-cell>
          <table:table-cell table:style-name="ce76" table:formula="of:=([.D3]-[.D21])^2/[.D21]" office:value-type="float" office:value="0.295652173913043" calcext:value-type="float">
            <text:p>0.3</text:p>
          </table:table-cell>
          <table:table-cell table:style-name="ce76" table:formula="of:=([.E3]-[.E21])^2/[.E21]" office:value-type="float" office:value="0.31304347826087" calcext:value-type="float">
            <text:p>0.3</text:p>
          </table:table-cell>
          <table:table-cell table:style-name="ce76" table:formula="of:=([.F3]-[.F21])^2/[.F21]" office:value-type="float" office:value="0.330434782608696" calcext:value-type="float">
            <text:p>0.3</text:p>
          </table:table-cell>
          <table:table-cell table:style-name="ce76" table:formula="of:=([.G3]-[.G21])^2/[.G21]" office:value-type="float" office:value="2.71350114416476" calcext:value-type="float">
            <text:p>2.7</text:p>
          </table:table-cell>
          <table:table-cell table:style-name="ce76" table:formula="of:=([.H3]-[.H21])^2/[.H21]" office:value-type="float" office:value="0.243478260869565" calcext:value-type="float">
            <text:p>0.2</text:p>
          </table:table-cell>
          <table:table-cell table:style-name="ce77" table:formula="of:=SUM([.B55:.H55])" office:value-type="float" office:value="4.05263157894737" calcext:value-type="float">
            <text:p>4.1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table:style-name="ce76" table:formula="of:=([.B4]-[.B22])^2/[.B22]" office:value-type="float" office:value="0.173913043478261" calcext:value-type="float">
            <text:p>0.2</text:p>
          </table:table-cell>
          <table:table-cell table:style-name="ce76" table:formula="of:=([.C4]-[.C22])^2/[.C22]" office:value-type="float" office:value="5.32663043478261" calcext:value-type="float">
            <text:p>5.3</text:p>
          </table:table-cell>
          <table:table-cell table:style-name="ce76" table:formula="of:=([.D4]-[.D22])^2/[.D22]" office:value-type="float" office:value="0.282480818414322" calcext:value-type="float">
            <text:p>0.3</text:p>
          </table:table-cell>
          <table:table-cell table:style-name="ce76" table:formula="of:=([.E4]-[.E22])^2/[.E22]" office:value-type="float" office:value="0.223309178743961" calcext:value-type="float">
            <text:p>0.2</text:p>
          </table:table-cell>
          <table:table-cell table:style-name="ce76" table:formula="of:=([.F4]-[.F22])^2/[.F22]" office:value-type="float" office:value="0.660869565217391" calcext:value-type="float">
            <text:p>0.7</text:p>
          </table:table-cell>
          <table:table-cell table:style-name="ce76" table:formula="of:=([.G4]-[.G22])^2/[.G22]" office:value-type="float" office:value="0.0783180778032036" calcext:value-type="float">
            <text:p>0.1</text:p>
          </table:table-cell>
          <table:table-cell table:style-name="ce76" table:formula="of:=([.H4]-[.H22])^2/[.H22]" office:value-type="float" office:value="0.48695652173913" calcext:value-type="float">
            <text:p>0.5</text:p>
          </table:table-cell>
          <table:table-cell table:style-name="ce77" table:formula="of:=SUM([.B56:.H56])" office:value-type="float" office:value="7.23247764017888" calcext:value-type="float">
            <text:p>7.2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table:style-name="ce76" table:formula="of:=([.B5]-[.B23])^2/[.B23]" office:value-type="float" office:value="0.130434782608696" calcext:value-type="float">
            <text:p>0.1</text:p>
          </table:table-cell>
          <table:table-cell table:style-name="ce76" table:formula="of:=([.C5]-[.C23])^2/[.C23]" office:value-type="float" office:value="0.104347826086957" calcext:value-type="float">
            <text:p>0.1</text:p>
          </table:table-cell>
          <table:table-cell table:style-name="ce76" table:formula="of:=([.D5]-[.D23])^2/[.D23]" office:value-type="float" office:value="0.698380221653879" calcext:value-type="float">
            <text:p>0.7</text:p>
          </table:table-cell>
          <table:table-cell table:style-name="ce76" table:formula="of:=([.E5]-[.E23])^2/[.E23]" office:value-type="float" office:value="0.599194847020934" calcext:value-type="float">
            <text:p>0.6</text:p>
          </table:table-cell>
          <table:table-cell table:style-name="ce76" table:formula="of:=([.F5]-[.F23])^2/[.F23]" office:value-type="float" office:value="0.513196033562166" calcext:value-type="float">
            <text:p>0.5</text:p>
          </table:table-cell>
          <table:table-cell table:style-name="ce76" table:formula="of:=([.G5]-[.G23])^2/[.G23]" office:value-type="float" office:value="0.991304347826087" calcext:value-type="float">
            <text:p>1.0</text:p>
          </table:table-cell>
          <table:table-cell table:style-name="ce76" table:formula="of:=([.H5]-[.H23])^2/[.H23]" office:value-type="float" office:value="0.365217391304348" calcext:value-type="float">
            <text:p>0.4</text:p>
          </table:table-cell>
          <table:table-cell table:style-name="ce77" table:formula="of:=SUM([.B57:.H57])" office:value-type="float" office:value="3.40207545006307" calcext:value-type="float">
            <text:p>3.4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table:style-name="ce76" table:formula="of:=([.B6]-[.B24])^2/[.B24]" office:value-type="float" office:value="1" calcext:value-type="float">
            <text:p>1.0</text:p>
          </table:table-cell>
          <table:table-cell table:style-name="ce76" table:formula="of:=([.C6]-[.C24])^2/[.C24]" office:value-type="float" office:value="0.8" calcext:value-type="float">
            <text:p>0.8</text:p>
          </table:table-cell>
          <table:table-cell table:style-name="ce76" table:formula="of:=([.D6]-[.D24])^2/[.D24]" office:value-type="float" office:value="1.98823529411765" calcext:value-type="float">
            <text:p>2.0</text:p>
          </table:table-cell>
          <table:table-cell table:style-name="ce76" table:formula="of:=([.E6]-[.E24])^2/[.E24]" office:value-type="float" office:value="0.544444444444444" calcext:value-type="float">
            <text:p>0.5</text:p>
          </table:table-cell>
          <table:table-cell table:style-name="ce76" table:formula="of:=([.F6]-[.F24])^2/[.F24]" office:value-type="float" office:value="0.168421052631579" calcext:value-type="float">
            <text:p>0.2</text:p>
          </table:table-cell>
          <table:table-cell table:style-name="ce76" table:formula="of:=([.G6]-[.G24])^2/[.G24]" office:value-type="float" office:value="0.0473684210526315" calcext:value-type="float">
            <text:p>0.0</text:p>
          </table:table-cell>
          <table:table-cell table:style-name="ce76" table:formula="of:=([.H6]-[.H24])^2/[.H24]" office:value-type="float" office:value="0.228571428571428" calcext:value-type="float">
            <text:p>0.2</text:p>
          </table:table-cell>
          <table:table-cell table:style-name="ce77" table:formula="of:=SUM([.B58:.H58])" office:value-type="float" office:value="4.77704064081773" calcext:value-type="float">
            <text:p>4.8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table:style-name="ce76" table:formula="of:=([.B7]-[.B25])^2/[.B25]" office:value-type="float" office:value="0.110054347826087" calcext:value-type="float">
            <text:p>0.1</text:p>
          </table:table-cell>
          <table:table-cell table:style-name="ce76" table:formula="of:=([.C7]-[.C25])^2/[.C25]" office:value-type="float" office:value="0.0114809782608696" calcext:value-type="float">
            <text:p>0.0</text:p>
          </table:table-cell>
          <table:table-cell table:style-name="ce76" table:formula="of:=([.D7]-[.D25])^2/[.D25]" office:value-type="float" office:value="0.63300831202046" calcext:value-type="float">
            <text:p>0.6</text:p>
          </table:table-cell>
          <table:table-cell table:style-name="ce76" table:formula="of:=([.E7]-[.E25])^2/[.E25]" office:value-type="float" office:value="0.203140096618358" calcext:value-type="float">
            <text:p>0.2</text:p>
          </table:table-cell>
          <table:table-cell table:style-name="ce76" table:formula="of:=([.F7]-[.F25])^2/[.F25]" office:value-type="float" office:value="0.09616704805492" calcext:value-type="float">
            <text:p>0.1</text:p>
          </table:table-cell>
          <table:table-cell table:style-name="ce76" table:formula="of:=([.G7]-[.G25])^2/[.G25]" office:value-type="float" office:value="0.0171696224256293" calcext:value-type="float">
            <text:p>0.0</text:p>
          </table:table-cell>
          <table:table-cell table:style-name="ce76" table:formula="of:=([.H7]-[.H25])^2/[.H25]" office:value-type="float" office:value="1.13672360248447" calcext:value-type="float">
            <text:p>1.1</text:p>
          </table:table-cell>
          <table:table-cell table:style-name="ce77" table:formula="of:=SUM([.B59:.H59])" office:value-type="float" office:value="2.2077440076908" calcext:value-type="float">
            <text:p>2.2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table:style-name="ce76" table:formula="of:=([.B8]-[.B26])^2/[.B26]" office:value-type="float" office:value="0.133152173913043" calcext:value-type="float">
            <text:p>0.1</text:p>
          </table:table-cell>
          <table:table-cell table:style-name="ce76" table:formula="of:=([.C8]-[.C26])^2/[.C26]" office:value-type="float" office:value="0.353396739130435" calcext:value-type="float">
            <text:p>0.4</text:p>
          </table:table-cell>
          <table:table-cell table:style-name="ce76" table:formula="of:=([.D8]-[.D26])^2/[.D26]" office:value-type="float" office:value="0.170364450127877" calcext:value-type="float">
            <text:p>0.2</text:p>
          </table:table-cell>
          <table:table-cell table:style-name="ce76" table:formula="of:=([.E8]-[.E26])^2/[.E26]" office:value-type="float" office:value="0.903653381642512" calcext:value-type="float">
            <text:p>0.9</text:p>
          </table:table-cell>
          <table:table-cell table:style-name="ce76" table:formula="of:=([.F8]-[.F26])^2/[.F26]" office:value-type="float" office:value="0.04808352402746" calcext:value-type="float">
            <text:p>0.0</text:p>
          </table:table-cell>
          <table:table-cell table:style-name="ce76" table:formula="of:=([.G8]-[.G26])^2/[.G26]" office:value-type="float" office:value="0.09616704805492" calcext:value-type="float">
            <text:p>0.1</text:p>
          </table:table-cell>
          <table:table-cell table:style-name="ce76" table:formula="of:=([.H8]-[.H26])^2/[.H26]" office:value-type="float" office:value="0.461218944099379" calcext:value-type="float">
            <text:p>0.5</text:p>
          </table:table-cell>
          <table:table-cell table:style-name="ce77" table:formula="of:=SUM([.B60:.H60])" office:value-type="float" office:value="2.16603626099563" calcext:value-type="float">
            <text:p>2.2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table:style-name="ce76" table:formula="of:=([.B9]-[.B27])^2/[.B27]" office:value-type="float" office:value="5.720823798627" calcext:value-type="float">
            <text:p>5.7</text:p>
          </table:table-cell>
          <table:table-cell table:style-name="ce76" table:formula="of:=([.C9]-[.C27])^2/[.C27]" office:value-type="float" office:value="0.174027459954233" calcext:value-type="float">
            <text:p>0.2</text:p>
          </table:table-cell>
          <table:table-cell table:style-name="ce76" table:formula="of:=([.D9]-[.D27])^2/[.D27]" office:value-type="float" office:value="1.1647328038767" calcext:value-type="float">
            <text:p>1.2</text:p>
          </table:table-cell>
          <table:table-cell table:style-name="ce76" table:formula="of:=([.E9]-[.E27])^2/[.E27]" office:value-type="float" office:value="0.354030002542588" calcext:value-type="float">
            <text:p>0.4</text:p>
          </table:table-cell>
          <table:table-cell table:style-name="ce76" table:formula="of:=([.F9]-[.F27])^2/[.F27]" office:value-type="float" office:value="0.236083343369866" calcext:value-type="float">
            <text:p>0.2</text:p>
          </table:table-cell>
          <table:table-cell table:style-name="ce76" table:formula="of:=([.G9]-[.G27])^2/[.G27]" office:value-type="float" office:value="0.826737323858846" calcext:value-type="float">
            <text:p>0.8</text:p>
          </table:table-cell>
          <table:table-cell table:style-name="ce76" table:formula="of:=([.H9]-[.H27])^2/[.H27]" office:value-type="float" office:value="0.0423667865315463" calcext:value-type="float">
            <text:p>0.0</text:p>
          </table:table-cell>
          <table:table-cell table:style-name="ce77" table:formula="of:=SUM([.B61:.H61])" office:value-type="float" office:value="8.51880151876078" calcext:value-type="float">
            <text:p>8.5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table:style-name="ce76" table:formula="of:=([.B10]-[.B28])^2/[.B28]" office:value-type="float" office:value="0.260869565217391" calcext:value-type="float">
            <text:p>0.3</text:p>
          </table:table-cell>
          <table:table-cell table:style-name="ce76" table:formula="of:=([.C10]-[.C28])^2/[.C28]" office:value-type="float" office:value="0.208695652173913" calcext:value-type="float">
            <text:p>0.2</text:p>
          </table:table-cell>
          <table:table-cell table:style-name="ce76" table:formula="of:=([.D10]-[.D28])^2/[.D28]" office:value-type="float" office:value="0.88695652173913" calcext:value-type="float">
            <text:p>0.9</text:p>
          </table:table-cell>
          <table:table-cell table:style-name="ce76" table:formula="of:=([.E10]-[.E28])^2/[.E28]" office:value-type="float" office:value="0.00394524959742351" calcext:value-type="float">
            <text:p>0.0</text:p>
          </table:table-cell>
          <table:table-cell table:style-name="ce76" table:formula="of:=([.F10]-[.F28])^2/[.F28]" office:value-type="float" office:value="0.991304347826087" calcext:value-type="float">
            <text:p>1.0</text:p>
          </table:table-cell>
          <table:table-cell table:style-name="ce76" table:formula="of:=([.G10]-[.G28])^2/[.G28]" office:value-type="float" office:value="0.5220823798627" calcext:value-type="float">
            <text:p>0.5</text:p>
          </table:table-cell>
          <table:table-cell table:style-name="ce76" table:formula="of:=([.H10]-[.H28])^2/[.H28]" office:value-type="float" office:value="2.20662525879917" calcext:value-type="float">
            <text:p>2.2</text:p>
          </table:table-cell>
          <table:table-cell table:style-name="ce77" table:formula="of:=SUM([.B62:.H62])" office:value-type="float" office:value="5.08047897521582" calcext:value-type="float">
            <text:p>5.1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table:style-name="ce76" table:formula="of:=([.B11]-[.B29])^2/[.B29]" office:value-type="float" office:value="0.130434782608696" calcext:value-type="float">
            <text:p>0.1</text:p>
          </table:table-cell>
          <table:table-cell table:style-name="ce76" table:formula="of:=([.C11]-[.C29])^2/[.C29]" office:value-type="float" office:value="0.104347826086957" calcext:value-type="float">
            <text:p>0.1</text:p>
          </table:table-cell>
          <table:table-cell table:style-name="ce76" table:formula="of:=([.D11]-[.D29])^2/[.D29]" office:value-type="float" office:value="0.443478260869565" calcext:value-type="float">
            <text:p>0.4</text:p>
          </table:table-cell>
          <table:table-cell table:style-name="ce76" table:formula="of:=([.E11]-[.E29])^2/[.E29]" office:value-type="float" office:value="0.599194847020934" calcext:value-type="float">
            <text:p>0.6</text:p>
          </table:table-cell>
          <table:table-cell table:style-name="ce76" table:formula="of:=([.F11]-[.F29])^2/[.F29]" office:value-type="float" office:value="0.495652173913043" calcext:value-type="float">
            <text:p>0.5</text:p>
          </table:table-cell>
          <table:table-cell table:style-name="ce76" table:formula="of:=([.G11]-[.G29])^2/[.G29]" office:value-type="float" office:value="1.02639206712433" calcext:value-type="float">
            <text:p>1.0</text:p>
          </table:table-cell>
          <table:table-cell table:style-name="ce76" table:formula="of:=([.H11]-[.H29])^2/[.H29]" office:value-type="float" office:value="0.365217391304348" calcext:value-type="float">
            <text:p>0.4</text:p>
          </table:table-cell>
          <table:table-cell table:style-name="ce77" table:formula="of:=SUM([.B63:.H63])" office:value-type="float" office:value="3.16471734892788" calcext:value-type="float">
            <text:p>3.2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table:style-name="ce76" table:formula="of:=([.B12]-[.B30])^2/[.B30]" office:value-type="float" office:value="0.0434782608695652" calcext:value-type="float">
            <text:p>0.0</text:p>
          </table:table-cell>
          <table:table-cell table:style-name="ce76" table:formula="of:=([.C12]-[.C30])^2/[.C30]" office:value-type="float" office:value="0.0347826086956522" calcext:value-type="float">
            <text:p>0.0</text:p>
          </table:table-cell>
          <table:table-cell table:style-name="ce76" table:formula="of:=([.D12]-[.D30])^2/[.D30]" office:value-type="float" office:value="0.147826086956522" calcext:value-type="float">
            <text:p>0.1</text:p>
          </table:table-cell>
          <table:table-cell table:style-name="ce76" table:formula="of:=([.E12]-[.E30])^2/[.E30]" office:value-type="float" office:value="0.156521739130435" calcext:value-type="float">
            <text:p>0.2</text:p>
          </table:table-cell>
          <table:table-cell table:style-name="ce76" table:formula="of:=([.F12]-[.F30])^2/[.F30]" office:value-type="float" office:value="0.165217391304348" calcext:value-type="float">
            <text:p>0.2</text:p>
          </table:table-cell>
          <table:table-cell table:style-name="ce76" table:formula="of:=([.G12]-[.G30])^2/[.G30]" office:value-type="float" office:value="1.35675057208238" calcext:value-type="float">
            <text:p>1.4</text:p>
          </table:table-cell>
          <table:table-cell table:style-name="ce76" table:formula="of:=([.H12]-[.H30])^2/[.H30]" office:value-type="float" office:value="0.121739130434783" calcext:value-type="float">
            <text:p>0.1</text:p>
          </table:table-cell>
          <table:table-cell table:style-name="ce77" table:formula="of:=SUM([.B64:.H64])" office:value-type="float" office:value="2.02631578947368" calcext:value-type="float">
            <text:p>2.0</text:p>
          </table:table-cell>
        </table:table-row>
        <table:table-row table:style-name="ro1">
          <table:table-cell office:value-type="string" calcext:value-type="string">
            <text:p>Swiss</text:p>
          </table:table-cell>
          <table:table-cell table:style-name="ce76" table:formula="of:=([.B13]-[.B31])^2/[.B31]" office:value-type="float" office:value="0.260869565217391" calcext:value-type="float">
            <text:p>0.3</text:p>
          </table:table-cell>
          <table:table-cell table:style-name="ce76" table:formula="of:=([.C13]-[.C31])^2/[.C31]" office:value-type="float" office:value="0.208695652173913" calcext:value-type="float">
            <text:p>0.2</text:p>
          </table:table-cell>
          <table:table-cell table:style-name="ce76" table:formula="of:=([.D13]-[.D31])^2/[.D31]" office:value-type="float" office:value="1.39676044330776" calcext:value-type="float">
            <text:p>1.4</text:p>
          </table:table-cell>
          <table:table-cell table:style-name="ce76" table:formula="of:=([.E13]-[.E31])^2/[.E31]" office:value-type="float" office:value="0.939130434782609" calcext:value-type="float">
            <text:p>0.9</text:p>
          </table:table-cell>
          <table:table-cell table:style-name="ce76" table:formula="of:=([.F13]-[.F31])^2/[.F31]" office:value-type="float" office:value="1.02639206712433" calcext:value-type="float">
            <text:p>1.0</text:p>
          </table:table-cell>
          <table:table-cell table:style-name="ce76" table:formula="of:=([.G13]-[.G31])^2/[.G31]" office:value-type="float" office:value="0.486994660564455" calcext:value-type="float">
            <text:p>0.5</text:p>
          </table:table-cell>
          <table:table-cell table:style-name="ce76" table:formula="of:=([.H13]-[.H31])^2/[.H31]" office:value-type="float" office:value="0.0994824016563147" calcext:value-type="float">
            <text:p>0.1</text:p>
          </table:table-cell>
          <table:table-cell table:style-name="ce77" table:formula="of:=SUM([.B65:.H65])" office:value-type="float" office:value="4.41832522482677" calcext:value-type="float">
            <text:p>4.4</text:p>
          </table:table-cell>
        </table:table-row>
        <table:table-row table:style-name="ro1">
          <table:table-cell table:style-name="ce5" office:value-type="string" calcext:value-type="string">
            <text:p>Total Ecart</text:p>
          </table:table-cell>
          <table:table-cell table:style-name="ce77" table:formula="of:=SUM([.B55:.B65])" office:value-type="float" office:value="8.05098684210526" calcext:value-type="float">
            <text:p>8.1</text:p>
          </table:table-cell>
          <table:table-cell table:style-name="ce77" table:formula="of:=SUM([.C55:.C65])" office:value-type="float" office:value="7.39597039473684" calcext:value-type="float">
            <text:p>7.4</text:p>
          </table:table-cell>
          <table:table-cell table:style-name="ce77" table:formula="of:=SUM([.D55:.D65])" office:value-type="float" office:value="8.1078753869969" calcext:value-type="float">
            <text:p>8.1</text:p>
          </table:table-cell>
          <table:table-cell table:style-name="ce77" table:formula="of:=SUM([.E55:.E65])" office:value-type="float" office:value="4.83960769980507" calcext:value-type="float">
            <text:p>4.8</text:p>
          </table:table-cell>
          <table:table-cell table:style-name="ce77" table:formula="of:=SUM([.F55:.F65])" office:value-type="float" office:value="4.73182132963989" calcext:value-type="float">
            <text:p>4.7</text:p>
          </table:table-cell>
          <table:table-cell table:style-name="ce77" table:formula="of:=SUM([.G55:.G65])" office:value-type="float" office:value="8.16278566481994" calcext:value-type="float">
            <text:p>8.2</text:p>
          </table:table-cell>
          <table:table-cell table:style-name="ce77" table:formula="of:=SUM([.H55:.H65])" office:value-type="float" office:value="5.75759711779449" calcext:value-type="float">
            <text:p>5.8</text:p>
          </table:table-cell>
          <table:table-cell table:style-name="ce27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2">
          <table:table-cell table:style-name="Default" office:value-type="string" calcext:value-type="string" table:number-columns-spanned="9" table:number-rows-spanned="1">
            <text:p>Commentaire: les couleurs mettent en évidence les écarts plus importants</text:p>
            <text:p>Le sens des écarts (bleu pour le positif ou rouge pour le négatif) peut être lu dans le tableau au dessus.</text:p>
          </table:table-cell>
          <table:covered-table-cell table:number-columns-repeated="7"/>
          <table:covered-table-cell table:style-name="Default"/>
        </table:table-row>
        <calcext:conditional-formats>
          <calcext:conditional-format calcext:target-range-address="'Mesure des écarts'.B38:'Mesure des écarts'.H48">
            <calcext:color-scale>
              <calcext:color-scale-entry calcext:value="0" calcext:type="minimum" calcext:color="#ffa6a6"/>
              <calcext:color-scale-entry calcext:value="50" calcext:type="percentile" calcext:color="#dcdcdc"/>
              <calcext:color-scale-entry calcext:value="0" calcext:type="maximum" calcext:color="#729fcf"/>
            </calcext:color-scale>
          </calcext:conditional-format>
          <calcext:conditional-format calcext:target-range-address="'Mesure des écarts'.B55:'Mesure des écarts'.H66 'Mesure des écarts'.I55:'Mesure des écarts'.I65">
            <calcext:color-scale>
              <calcext:color-scale-entry calcext:value="0" calcext:type="minimum" calcext:color="#ffffff"/>
              <calcext:color-scale-entry calcext:value="50" calcext:type="percentile" calcext:color="#dedce6"/>
              <calcext:color-scale-entry calcext:value="0" calcext:type="maximum" calcext:color="#8e86ae"/>
            </calcext:color-scale>
          </calcext:conditional-format>
        </calcext:conditional-formats>
      </table:table>
      <table:named-expressions/>
      <table:data-pilot-tables>
        <table:data-pilot-table table:name="DataPilot2" table:application-data="" table:target-range-address="'Tableau de contingence'.A1:'Tableau de contingence'.I14" table:buttons="'Tableau de contingence'.A2 'Tableau de contingence'.B1" table:show-filter-button="false" table:drill-down-on-double-click="false">
          <table:source-cell-range table:cell-range-address="nationalite_periode.B1:nationalite_periode.C116"/>
          <table:data-pilot-field table:source-field-name="nationalite" table:orientation="row" table:used-hierarchy="0" table:function="auto">
            <table:data-pilot-level table:show-empty="false" calcext:repeat-item-labels="false">
              <table:data-pilot-members>
                <table:data-pilot-member table:name="Danish" table:display="true" table:show-details="true"/>
                <table:data-pilot-member table:name="Dutch" table:display="true" table:show-details="true"/>
                <table:data-pilot-member table:name="English" table:display="true" table:show-details="true"/>
                <table:data-pilot-member table:name="French" table:display="true" table:show-details="true"/>
                <table:data-pilot-member table:name="German" table:display="true" table:show-details="true"/>
                <table:data-pilot-member table:name="Italian" table:display="true" table:show-details="true"/>
                <table:data-pilot-member table:name="Japanese" table:display="true" table:show-details="true"/>
                <table:data-pilot-member table:name="Spanish" table:display="true" table:show-details="true"/>
                <table:data-pilot-member table:name="Swedish" table:display="true" table:show-details="true"/>
                <table:data-pilot-member table:name="Swi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column" table:used-hierarchy="0" table:function="auto">
            <table:data-pilot-level table:show-empty="false" calcext:repeat-item-labels="false">
              <table:data-pilot-members>
                <table:data-pilot-member table:name="1451" table:display="true" table:show-details="true"/>
                <table:data-pilot-member table:name="1501" table:display="true" table:show-details="true"/>
                <table:data-pilot-member table:name="1551" table:display="true" table:show-details="true"/>
                <table:data-pilot-member table:name="1601" table:display="true" table:show-details="true"/>
                <table:data-pilot-member table:name="1651" table:display="true" table:show-details="true"/>
                <table:data-pilot-member table:name="1701" table:display="true" table:show-details="true"/>
                <table:data-pilot-member table:name="17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 number:title="User-defined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0:21:58.67514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28T10:53:06.099202102</dc:date>
    <meta:editing-duration>PT5H39M2S</meta:editing-duration>
    <meta:editing-cycles>15</meta:editing-cycles>
    <meta:generator>LibreOffice/6.4.7.2$Linux_X86_64 LibreOffice_project/40$Build-2</meta:generator>
    <meta:document-statistic meta:table-count="4" meta:cell-count="946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527cm" svg:height="18.296cm" xlink:href=".." xlink:type="simple" chart:class="chart:bar" chart:style-name="ch1">
        <chart:title svg:x="10.981cm" svg:y="0.501cm" chart:style-name="ch2">
          <text:p>Distribution par période des effectifs des nationalités</text:p>
        </chart:title>
        <chart:legend chart:legend-position="end" svg:x="30.29cm" svg:y="6.359cm" style:legend-expansion="high" chart:style-name="ch3"/>
        <chart:plot-area chart:style-name="ch4" table:cell-range-address="Graphique.A1:Graphique.H12" chart:data-source-has-labels="both" svg:x="0.65cm" svg:y="1.645cm" svg:width="28.99cm" svg:height="16.286cm">
          <chartooo:coordinate-region svg:x="1.642cm" svg:y="1.645cm" svg:width="27.812cm" svg:height="15.639cm"/>
          <chart:axis chart:dimension="x" chart:name="primary-x" chart:style-name="ch5" chartooo:axis-type="auto">
            <chartooo:date-scale/>
            <chart:categories table:cell-range-address="Graphique.B1:Graphique.H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que.B2:Graphique.H2" chart:label-cell-address="Graphique.A2:Graphique.A2" chart:class="chart:bar">
            <chart:data-point chart:repeated="7"/>
          </chart:series>
          <chart:series chart:style-name="ch9" chart:values-cell-range-address="Graphique.B3:Graphique.H3" chart:label-cell-address="Graphique.A3:Graphique.A3" chart:class="chart:bar">
            <chart:data-point chart:repeated="7"/>
          </chart:series>
          <chart:series chart:style-name="ch10" chart:values-cell-range-address="Graphique.B4:Graphique.H4" chart:label-cell-address="Graphique.A4:Graphique.A4" chart:class="chart:bar">
            <chart:data-point chart:repeated="7"/>
          </chart:series>
          <chart:series chart:style-name="ch11" chart:values-cell-range-address="Graphique.B5:Graphique.H5" chart:label-cell-address="Graphique.A5:Graphique.A5" chart:class="chart:bar">
            <chart:data-point chart:repeated="7"/>
          </chart:series>
          <chart:series chart:style-name="ch12" chart:values-cell-range-address="Graphique.B6:Graphique.H6" chart:label-cell-address="Graphique.A6:Graphique.A6" chart:class="chart:bar">
            <chart:data-point chart:repeated="7"/>
          </chart:series>
          <chart:series chart:style-name="ch13" chart:values-cell-range-address="Graphique.B7:Graphique.H7" chart:label-cell-address="Graphique.A7:Graphique.A7" chart:class="chart:bar">
            <chart:data-point chart:repeated="7"/>
          </chart:series>
          <chart:series chart:style-name="ch14" chart:values-cell-range-address="Graphique.B8:Graphique.H8" chart:label-cell-address="Graphique.A8:Graphique.A8" chart:class="chart:bar">
            <chart:data-point chart:repeated="7"/>
          </chart:series>
          <chart:series chart:style-name="ch15" chart:values-cell-range-address="Graphique.B9:Graphique.H9" chart:label-cell-address="Graphique.A9:Graphique.A9" chart:class="chart:bar">
            <chart:data-point chart:repeated="7"/>
          </chart:series>
          <chart:series chart:style-name="ch16" chart:values-cell-range-address="Graphique.B10:Graphique.H10" chart:label-cell-address="Graphique.A10:Graphique.A10" chart:class="chart:bar">
            <chart:data-point chart:repeated="7"/>
          </chart:series>
          <chart:series chart:style-name="ch17" chart:values-cell-range-address="Graphique.B11:Graphique.H11" chart:label-cell-address="Graphique.A11:Graphique.A11" chart:class="chart:bar">
            <chart:data-point chart:repeated="7"/>
          </chart:series>
          <chart:series chart:style-name="ch18" chart:values-cell-range-address="Graphique.B12:Graphique.H12" chart:label-cell-address="Graphique.A12:Graphique.A12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451">
                <text:p>1451</text:p>
                <draw:g>
                  <svg:desc>Graphique.B1:Graphique.H1</svg:desc>
                </draw:g>
              </table:table-cell>
              <table:table-cell office:value-type="float" office:value="1501">
                <text:p>1501</text:p>
              </table:table-cell>
              <table:table-cell office:value-type="float" office:value="1551">
                <text:p>1551</text:p>
              </table:table-cell>
              <table:table-cell office:value-type="float" office:value="1601">
                <text:p>1601</text:p>
              </table:table-cell>
              <table:table-cell office:value-type="float" office:value="1651">
                <text:p>1651</text:p>
              </table:table-cell>
              <table:table-cell office:value-type="float" office:value="1701">
                <text:p>1701</text:p>
              </table:table-cell>
              <table:table-cell office:value-type="float" office:value="1751">
                <text:p>1751</text:p>
              </table:table-cell>
            </table:table-row>
          </table:table-header-rows>
          <table:table-rows>
            <table:table-row>
              <table:table-cell office:value-type="string">
                <text:p>American</text:p>
                <draw:g>
                  <svg:desc>Graphique.A2:Graphique.A2</svg:desc>
                </draw:g>
              </table:table-cell>
              <table:table-cell office:value-type="float" office:value="NaN">
                <text:p>NaN</text:p>
                <draw:g>
                  <svg:desc>Graphique.B2:Graphique.H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nish</text:p>
                <draw:g>
                  <svg:desc>Graphique.A3:Graphique.A3</svg:desc>
                </draw:g>
              </table:table-cell>
              <table:table-cell office:value-type="float" office:value="NaN">
                <text:p>NaN</text:p>
                <draw:g>
                  <svg:desc>Graphique.B3:Graphique.H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tch</text:p>
                <draw:g>
                  <svg:desc>Graphique.A4:Graphique.A4</svg:desc>
                </draw:g>
              </table:table-cell>
              <table:table-cell office:value-type="float" office:value="NaN">
                <text:p>NaN</text:p>
                <draw:g>
                  <svg:desc>Graphique.B4:Graphique.H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glish</text:p>
                <draw:g>
                  <svg:desc>Graphique.A5:Graphique.A5</svg:desc>
                </draw:g>
              </table:table-cell>
              <table:table-cell office:value-type="float" office:value="NaN">
                <text:p>NaN</text:p>
                <draw:g>
                  <svg:desc>Graphique.B5:Graphique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ench</text:p>
                <draw:g>
                  <svg:desc>Graphique.A6:Graphique.A6</svg:desc>
                </draw:g>
              </table:table-cell>
              <table:table-cell office:value-type="float" office:value="1">
                <text:p>1</text:p>
                <draw:g>
                  <svg:desc>Graphique.B6:Graphique.H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erman</text:p>
                <draw:g>
                  <svg:desc>Graphique.A7:Graphique.A7</svg:desc>
                </draw:g>
              </table:table-cell>
              <table:table-cell office:value-type="float" office:value="1">
                <text:p>1</text:p>
                <draw:g>
                  <svg:desc>Graphique.B7:Graphique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</text:p>
                <draw:g>
                  <svg:desc>Graphique.A8:Graphique.A8</svg:desc>
                </draw:g>
              </table:table-cell>
              <table:table-cell office:value-type="float" office:value="3">
                <text:p>3</text:p>
                <draw:g>
                  <svg:desc>Graphique.B8:Graphique.H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panese</text:p>
                <draw:g>
                  <svg:desc>Graphique.A9:Graphique.A9</svg:desc>
                </draw:g>
              </table:table-cell>
              <table:table-cell office:value-type="float" office:value="NaN">
                <text:p>NaN</text:p>
                <draw:g>
                  <svg:desc>Graphique.B9:Graphique.H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anish</text:p>
                <draw:g>
                  <svg:desc>Graphique.A10:Graphique.A10</svg:desc>
                </draw:g>
              </table:table-cell>
              <table:table-cell office:value-type="float" office:value="NaN">
                <text:p>NaN</text:p>
                <draw:g>
                  <svg:desc>Graphique.B10:Graphique.H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edish</text:p>
                <draw:g>
                  <svg:desc>Graphique.A11:Graphique.A11</svg:desc>
                </draw:g>
              </table:table-cell>
              <table:table-cell office:value-type="float" office:value="NaN">
                <text:p>NaN</text:p>
                <draw:g>
                  <svg:desc>Graphique.B11:Graphique.H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wiss</text:p>
                <draw:g>
                  <svg:desc>Graphique.A12:Graphique.A12</svg:desc>
                </draw:g>
              </table:table-cell>
              <table:table-cell office:value-type="float" office:value="NaN">
                <text:p>NaN</text:p>
                <draw:g>
                  <svg:desc>Graphique.B12:Graphique.H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